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ry the following command sequence:</text:span></text:p>
      <text:p text:style-name="P1"><text:span text:style-name="T1">cd </text:span></text:p>
      <text:p text:style-name="P1"><text:span text:style-name="T1">pwd</text:span></text:p>
      <text:p text:style-name="P1"><text:span text:style-name="T1">ls -al</text:span></text:p>
      <text:p text:style-name="P1"><text:span text:style-name="T1">cd .</text:span></text:p>
      <text:p text:style-name="P1"><text:span text:style-name="T1">pwd<text:s text:c="5"/>(where did that get you?)</text:span></text:p>
      <text:p text:style-name="P1"><text:span text:style-name="T1">cd ..</text:span></text:p>
      <text:p text:style-name="P1"><text:span text:style-name="T1">pwd</text:span></text:p>
      <text:p text:style-name="P1"><text:span text:style-name="T1">ls -al</text:span></text:p>
      <text:p text:style-name="P1"><text:span text:style-name="T1">cd ..</text:span></text:p>
      <text:p text:style-name="P1"><text:span text:style-name="T1">pwd</text:span></text:p>
      <text:p text:style-name="P1"><text:span text:style-name="T1">ls -al</text:span></text:p>
      <text:p text:style-name="P1"><text:span text:style-name="T1">cd ..</text:span></text:p>
      <text:p text:style-name="P1"><text:span text:style-name="T1">pwd<text:s text:c="5"/>(what happens now)</text:span></text:p>
      <text:p text:style-name="P1"><text:span text:style-name="T1">cd /etc</text:span></text:p>
      <text:p text:style-name="P1"><text:span text:style-name="T1">ls -al | more</text:span></text:p>
      <text:p text:style-name="P1"><text:span text:style-name="T1">cat passwd</text:span></text:p>
      <text:p text:style-name="P1"><text:span text:style-name="T1">cd -</text:span></text:p>
      <text:p text:style-name="P1"><text:span text:style-name="T1">pwd</text:span></text:p>
      <text:p text:style-name="P2"><draw:frame text:anchor-type="as-char" svg:width="146.58mm" svg:height="181.77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46.58mm" svg:height="127.53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draw:frame text:anchor-type="as-char" svg:width="101.07mm" svg:height="24.87mm" style:rel-width="scale" style:rel-height="scale"><draw:object-ole xlink:href="OleObj3"/><draw:image xlink:href="ObjectReplacements/OleObj3"/></draw:frame><text:span text:style-name="T1"/></text:p>
      <text:p text:style-name="P2"><text:span text:style-name="T1">Make subdirectories called work and play.</text:span></text:p>
      <text:p text:style-name="P2"><text:span text:style-name="T1">Delete the subdirectory called work.</text:span></text:p>
      <text:p text:style-name="P2"><text:span text:style-name="T1">Copy the file /etc/passwd into your home directory.</text:span></text:p>
      <text:p text:style-name="P2"><text:span text:style-name="T1">Move it into the subdirectory play.</text:span><draw:frame text:anchor-type="as-char" svg:width="146.58mm" svg:height="56.36mm" style:rel-width="scale" style:rel-height="scale"><draw:object-ole xlink:href="OleObj4"/><draw:image xlink:href="ObjectReplacements/OleObj4"/></draw:frame><text:span text:style-name="T1"/></text:p>
      <text:p text:style-name="P2"><text:span text:style-name="T1">Change into subdirectory play and create a symbolic link called terminal that points to your tty device. What happens if you try to make a hard link to the tty device?</text:span></text:p>
      <text:p text:style-name="P2"><text:span text:style-name="T1">What is the difference between listing the contents of directory play with ls -l and ls -L?</text:span></text:p>
      <text:p text:style-name="P2"><draw:frame text:anchor-type="as-char" svg:width="146.58mm" svg:height="50.80mm" style:rel-width="scale" style:rel-height="scale"><draw:object-ole xlink:href="OleObj5"/><draw:image xlink:href="ObjectReplacements/OleObj5"/></draw:frame><text:span text:style-name="T1"/></text:p>
      <text:p text:style-name="P2"><text:span text:style-name="T1">Create a file called hello.txt that contains the words "hello world". Can you use "cp" using "terminal" as the source file to achieve the same effect?</text:span></text:p>
      <text:p text:style-name="P2"><text:span text:style-name="T1">Copy hello.txt to terminal. What happens?</text:span></text:p>
      <text:p text:style-name="P2"><draw:frame text:anchor-type="as-char" svg:width="146.58mm" svg:height="33.34mm" style:rel-width="scale" style:rel-height="scale"><draw:object-ole xlink:href="OleObj6"/><draw:image xlink:href="ObjectReplacements/OleObj6"/></draw:frame><text:span text:style-name="T1"/></text:p>
      <text:p text:style-name="P2"><text:span text:style-name="T1">How would you create and then delete a file called "$SHELL"? Try it.</text:span></text:p>
      <text:p text:style-name="P2"><draw:frame text:anchor-type="as-char" svg:width="133.35mm" svg:height="38.89mm" style:rel-width="scale" style:rel-height="scale"><draw:object-ole xlink:href="OleObj7"/><draw:image xlink:href="ObjectReplacements/OleObj7"/></draw:frame><text:span text:style-name="T1"/></text:p>
      <text:p text:style-name="P2"><text:span text:style-name="T1">What is the output of the command: echo {con,pre}{sent,fer}{s,ed}?</text:span></text:p>
      <text:p text:style-name="P2"><draw:frame text:anchor-type="as-char" svg:width="146.58mm" svg:height="12.96mm" style:rel-width="scale" style:rel-height="scale"><draw:object-ole xlink:href="OleObj8"/><draw:image xlink:href="ObjectReplacements/OleObj8"/></draw:frame><text:span text:style-name="T1"/></text:p>
      <text:p text:style-name="P2"><text:span text:style-name="T1">Still in your home directory, copy the entire directory play to a directory called work, preserving the symbolic link.</text:span></text:p>
      <text:p text:style-name="P2"><text:span text:style-name="T1">Delete the work directory and its contents with one command. Accept no complaints or queries.</text:span></text:p>
      <text:p text:style-name="P2"><draw:frame text:anchor-type="as-char" svg:width="146.58mm" svg:height="37.31mm" style:rel-width="scale" style:rel-height="scale"><draw:object-ole xlink:href="OleObj9"/><draw:image xlink:href="ObjectReplacements/OleObj9"/></draw:frame><text:span text:style-name="T1"/></text:p>
      <text:p text:style-name="P2"><text:span text:style-name="T1">Change into a directory that does not belong to you and try to delete all the files (avoid /proc or /dev, just in case!)</text:span></text:p>
      <text:p text:style-name="P2"><draw:frame text:anchor-type="as-char" svg:width="146.58mm" svg:height="63.76mm" style:rel-width="scale" style:rel-height="scale"><draw:object-ole xlink:href="OleObj10"/><draw:image xlink:href="ObjectReplacements/OleObj10"/></draw:frame><text:span text:style-name="T1"/></text:p>
      <text:p text:style-name="P2"><text:span text:style-name="T1"/></text:p>
      <text:p text:style-name="P2"><text:span text:style-name="T1">Experiment with the options on the ls command. What do the d, i, R and F options do?</text:span></text:p>
      <text:p text:style-name="P2"><draw:frame text:anchor-type="as-char" svg:width="146.58mm" svg:height="53.98mm" style:rel-width="scale" style:rel-height="scale"><draw:object-ole xlink:href="OleObj11"/><draw:image xlink:href="ObjectReplacements/OleObj11"/></draw:frame><text:span text:style-name="T1"/></text:p>
      <text:p text:style-name="P2"><text:span text:style-name="T1">Describe three different ways of setting the permissions on a file or directory to r--r--r--. Create a file and see if this works.</text:span></text:p>
      <text:p text:style-name="P2"><draw:frame text:anchor-type="as-char" svg:width="152.40mm" svg:height="43.39mm" style:rel-width="scale" style:rel-height="scale"><draw:object-ole xlink:href="OleObj12"/><draw:image xlink:href="ObjectReplacements/OleObj12"/></draw:frame><text:span text:style-name="T1"/></text:p>
      <text:p text:style-name="P2"><text:span text:style-name="T1">Team up with a partner. Copy /bin/sh to your home directory. Type "chmod +s sh". Check the permissions on sh in the directory listing. Now ask your partner to change into your home directory and run the program ./sh. Ask them to run the id command. What's happened?<text:s text:c="2"/>Your partner can type exit to return to their shell.</text:span></text:p>
      <text:p text:style-name="P2"><draw:frame text:anchor-type="as-char" svg:width="152.40mm" svg:height="66.15mm" style:rel-width="scale" style:rel-height="scale"><draw:object-ole xlink:href="OleObj13"/><draw:image xlink:href="ObjectReplacements/OleObj13"/></draw:frame><text:span text:style-name="T1"/></text:p>
      <text:p text:style-name="P2"><draw:frame text:anchor-type="as-char" svg:width="102.13mm" svg:height="29.37mm" style:rel-width="scale" style:rel-height="scale"><draw:object-ole xlink:href="OleObj14"/><draw:image xlink:href="ObjectReplacements/OleObj14"/></draw:frame><text:span text:style-name="T1"/></text:p>
      <text:p text:style-name="P2"><text:span text:style-name="T1"/></text:p>
      <text:p text:style-name="P2"><text:span text:style-name="T1">Delete sh from your home directory (or at least to do a chmod -s sh).</text:span></text:p>
      <text:p text:style-name="P2"><draw:frame text:anchor-type="as-char" svg:width="152.40mm" svg:height="52.65mm" style:rel-width="scale" style:rel-height="scale"><draw:object-ole xlink:href="OleObj15"/><draw:image xlink:href="ObjectReplacements/OleObj15"/></draw:frame><text:span text:style-name="T1"/></text:p>
      <text:p text:style-name="P2"><text:span text:style-name="T1">Use find to display the names of all files in the /home subdirectory tree. Can you do this without displaying errors for files you can't read?</text:span></text:p>
      <text:p text:style-name="P2"><draw:frame text:anchor-type="as-char" svg:width="146.58mm" svg:height="102.92mm" style:rel-width="scale" style:rel-height="scale"><draw:object-ole xlink:href="OleObj16"/><draw:image xlink:href="ObjectReplacements/OleObj16"/></draw:frame><text:span text:style-name="T1"/></text:p>
      <text:p text:style-name="P2"><text:span text:style-name="T1">Use find and file to display all files in the /home subdirectory tree, as well as a guess at what sort of a file they are. Do this in two different ways.</text:span></text:p>
      <text:p text:style-name="P2"><text:span text:style-name="T1"/></text:p>
      <text:p text:style-name="P2"><text:span text:style-name="T1"/></text:p>
      <text:p text:style-name="P2"><text:span text:style-name="T1">Use find to display the names of all files in the system that are bigger than 1MB.</text:span></text:p>
      <text:p text:style-name="P2"><draw:frame text:anchor-type="as-char" svg:width="122.77mm" svg:height="21.17mm" style:rel-width="scale" style:rel-height="scale"><draw:object-ole xlink:href="OleObj17"/><draw:image xlink:href="ObjectReplacements/OleObj17"/></draw:frame><text:span text:style-name="T1"/></text:p>
      <text:p text:style-name="P2"><text:span text:style-name="T1">Use grep to isolate the line in /etc/passwd that contains your login details.</text:span></text:p>
      <text:p text:style-name="P2"><draw:frame text:anchor-type="as-char" svg:width="140.76mm" svg:height="16.93mm" style:rel-width="scale" style:rel-height="scale"><draw:object-ole xlink:href="OleObj18"/><draw:image xlink:href="ObjectReplacements/OleObj18"/></draw:frame><text:span text:style-name="T1"/></text:p>
      <text:p text:style-name="P2"><text:span text:style-name="T1">Use find and grep and sort to display a sorted list of all files in the /home subdirectory tree that contain the word hello somewhere inside them.</text:span></text:p>
      <text:p text:style-name="P2"><draw:frame text:anchor-type="as-char" svg:width="146.58mm" svg:height="34.40mm" style:rel-width="scale" style:rel-height="scale"><draw:object-ole xlink:href="OleObj19"/><draw:image xlink:href="ObjectReplacements/OleObj19"/></draw:frame><text:span text:style-name="T1"/></text:p>
      <text:p text:style-name="P2"><text:span text:style-name="T1">Try the command sleep 5. What does this command do?</text:span></text:p>
      <text:p text:style-name="P2"><text:span text:style-name="T1">Run the command in the background using &amp;.</text:span></text:p>
      <text:p text:style-name="P2"><draw:frame text:anchor-type="as-char" svg:width="118.00mm" svg:height="30.43mm" style:rel-width="scale" style:rel-height="scale"><draw:object-ole xlink:href="OleObj20"/><draw:image xlink:href="ObjectReplacements/OleObj20"/></draw:frame><text:span text:style-name="T1"/></text:p>
      <text:p text:style-name="P2"><text:span text:style-name="T1">Run sleep 15 in the foreground, suspend it with Ctrl-z and then put it into the background with bg. Type jobs. Type ps. Bring the job back into the foreground with fg.</text:span></text:p>
      <text:p text:style-name="P2"><draw:frame text:anchor-type="as-char" svg:width="113.51mm" svg:height="53.71mm" style:rel-width="scale" style:rel-height="scale"><draw:object-ole xlink:href="OleObj21"/><draw:image xlink:href="ObjectReplacements/OleObj21"/></draw:frame><text:span text:style-name="T1"/></text:p>
      <text:p text:style-name="P2"><text:span text:style-name="T1">Run sleep 15 in the background using &amp;, and then use kill to terminate the process by its job number. Repeat, except this time kill the process by specifying its PID.</text:span></text:p>
      <text:p text:style-name="P2"><draw:frame text:anchor-type="as-char" svg:width="130.18mm" svg:height="72.23mm" style:rel-width="scale" style:rel-height="scale"><draw:object-ole xlink:href="OleObj22"/><draw:image xlink:href="ObjectReplacements/OleObj22"/></draw:frame><text:span text:style-name="T1"/></text:p>
      <text:p text:style-name="P2"><text:span text:style-name="T1"/></text:p>
      <text:p text:style-name="P2"><text:span text:style-name="T1">Run sleep 15 in the background using &amp;, and then use kill to suspend the process. Use bg to continue running the process.</text:span></text:p>
      <text:p text:style-name="P2"><draw:frame text:anchor-type="as-char" svg:width="131.76mm" svg:height="48.68mm" style:rel-width="scale" style:rel-height="scale"><draw:object-ole xlink:href="OleObj23"/><draw:image xlink:href="ObjectReplacements/OleObj23"/></draw:frame><text:span text:style-name="T1"/></text:p>
      <text:p text:style-name="P2"><text:span text:style-name="T1">Use ps, w and top to show all processes that are executing.</text:span></text:p>
      <text:p text:style-name="P2"><draw:frame text:anchor-type="as-char" svg:width="146.58mm" svg:height="44.71mm" style:rel-width="scale" style:rel-height="scale"><draw:object-ole xlink:href="OleObj24"/><draw:image xlink:href="ObjectReplacements/OleObj24"/></draw:frame><text:span text:style-name="T1"/></text:p>
      <text:p text:style-name="P2"><text:span text:style-name="T1"/></text:p>
      <text:p text:style-name="P2"><draw:frame text:anchor-type="as-char" svg:width="146.58mm" svg:height="121.71mm" style:rel-width="scale" style:rel-height="scale"><draw:object-ole xlink:href="OleObj25"/><draw:image xlink:href="ObjectReplacements/OleObj25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